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venir Next" svg:font-family="'Avenir Next', Arial, Roboto, Noto, sans-serif"/>
    <style:font-face style:name="OpenSymbol" svg:font-family="OpenSymbol"/>
    <style:font-face style:name="Times1" svg:font-family="Times" style:font-family-generic="roman" style:font-pitch="variable"/>
    <style:font-face style:name="Times" svg:font-family="Times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/>
    </style:style>
    <style:style style:name="P2" style:family="paragraph" style:parent-style-name="Standard">
      <style:text-properties fo:color="#000000" style:font-name="Times" fo:font-size="10pt" fo:font-weight="bold" style:font-size-asian="10pt" style:font-weight-asian="bold" style:font-name-complex="Times2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" fo:font-size="10pt" fo:font-weight="bold" style:font-size-asian="10pt" style:font-weight-asian="bold" style:font-name-complex="Times2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" fo:font-size="10pt" style:font-size-asian="10pt" style:font-name-complex="Times New Roman1"/>
    </style:style>
    <style:style style:name="P5" style:family="paragraph" style:parent-style-name="Standard">
      <style:text-properties fo:color="#000000" style:font-name="Times" fo:font-size="10pt" style:font-size-asian="10pt" style:font-name-complex="Times2"/>
    </style:style>
    <style:style style:name="P6" style:family="paragraph" style:parent-style-name="Standard">
      <style:text-properties fo:color="#000000" style:font-name="Times" fo:font-size="10pt" style:text-underline-style="solid" style:text-underline-width="auto" style:text-underline-color="font-color" fo:font-weight="bold" style:font-size-asian="10pt" style:font-weight-asian="bold" style:font-name-complex="Times New Roman1" style:font-weight-complex="bold"/>
    </style:style>
    <style:style style:name="P7" style:family="paragraph" style:parent-style-name="Standard">
      <style:text-properties fo:color="#000000" style:font-name="Times" fo:font-size="10pt" style:text-underline-style="solid" style:text-underline-width="auto" style:text-underline-color="font-color" style:font-size-asian="10pt" style:font-name-complex="Times New Roman1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000000" style:font-name="Times" fo:font-size="10pt" style:font-size-asian="10pt" style:font-name-complex="Times2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000000" style:font-name="Avenir Next" fo:font-size="7.30000019073486pt" fo:letter-spacing="normal" fo:font-style="normal" fo:font-weight="normal" style:font-size-asian="10pt" style:font-name-complex="Times2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" fo:font-size="18pt" fo:font-weight="bold" style:font-size-asian="18pt" style:font-weight-asian="bold" style:font-name-complex="Times2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" fo:font-size="10pt" fo:font-weight="bold" style:font-size-asian="10pt" style:font-weight-asian="bold" style:font-name-complex="Times2"/>
    </style:style>
    <style:style style:name="P13" style:family="paragraph" style:parent-style-name="Standard">
      <style:text-properties fo:color="#000000" style:font-name="Times" fo:font-size="10pt" style:font-size-asian="10pt" style:font-name-complex="Times2"/>
    </style:style>
    <style:style style:name="P14" style:family="paragraph" style:parent-style-name="Standard">
      <style:text-properties fo:color="#000000" style:font-name="Times" fo:font-size="10pt" style:text-underline-style="solid" style:text-underline-width="auto" style:text-underline-color="font-color" style:font-size-asian="10pt" style:font-name-complex="Times New Roman1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fo:color="#000000" style:font-name="Times"/>
    </style:style>
    <style:style style:name="T1" style:family="text">
      <style:text-properties fo:font-size="10pt" style:font-size-asian="10pt" style:font-name-complex="Times2"/>
    </style:style>
    <style:style style:name="T2" style:family="text">
      <style:text-properties fo:font-size="10pt" fo:font-weight="bold" style:font-size-asian="10pt" style:font-weight-asian="bold" style:font-name-complex="Times2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Times2"/>
    </style:style>
    <style:style style:name="T4" style:family="text">
      <style:text-properties fo:font-size="10pt" fo:font-style="italic" style:font-size-asian="10pt" style:font-style-asian="italic" style:font-name-complex="Times2"/>
    </style:style>
    <style:style style:name="T5" style:family="text">
      <style:text-properties fo:font-size="9pt" fo:font-weight="bold" style:font-size-asian="9pt" style:font-weight-asian="bold" style:font-name-complex="Times2"/>
    </style:style>
    <style:style style:name="T6" style:family="text">
      <style:text-properties fo:font-variant="normal" fo:text-transform="none" fo:color="#000000" style:font-name="Times" fo:font-size="10pt" fo:letter-spacing="normal" fo:font-style="normal" style:text-underline-style="none" fo:font-weight="bold" fo:background-color="#ffffff" style:font-size-asian="10pt" style:font-weight-asian="bold" style:font-name-complex="Times New Roman1" style:font-size-complex="10pt" style:font-weight-complex="bold"/>
    </style:style>
    <style:style style:name="T7" style:family="text">
      <style:text-properties fo:font-variant="normal" fo:text-transform="none" fo:color="#000000" style:font-name="Times" fo:font-size="11.25pt" fo:letter-spacing="normal" fo:font-style="normal" style:text-underline-style="none" fo:font-weight="bold" fo:background-color="#ffffff" style:font-size-asian="10pt" style:font-weight-asian="bold" style:font-name-complex="Times New Roman1" style:font-weight-complex="bold"/>
    </style:style>
    <style:style style:name="T8" style:family="text">
      <style:text-properties fo:font-variant="normal" fo:text-transform="none" fo:color="#000000" style:font-name="Times" fo:font-size="11.25pt" fo:letter-spacing="normal" fo:font-style="normal" style:text-underline-style="none" fo:font-weight="normal" fo:background-color="#ffffff" style:font-size-asian="10pt" style:font-weight-asian="normal" style:font-name-complex="Times New Roman1" style:font-weight-complex="normal"/>
    </style:style>
    <style:style style:name="T9" style:family="text">
      <style:text-properties fo:font-variant="normal" fo:text-transform="none" style:font-name="Times1" fo:font-size="10pt" fo:letter-spacing="normal" fo:font-style="normal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style:font-name="Times1" fo:font-size="10pt" fo:letter-spacing="normal" fo:font-style="normal" fo:font-weight="normal" style:font-size-asian="10pt" style:font-name-complex="Times2" style:font-size-complex="10pt"/>
    </style:style>
    <style:style style:name="T11" style:family="text">
      <style:text-properties fo:font-variant="normal" fo:text-transform="none" style:font-name="Times1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style:font-name="Times1" fo:letter-spacing="normal" fo:font-style="normal" fo:font-weight="normal" style:font-size-complex="10pt"/>
    </style:style>
    <style:style style:name="T13" style:family="text">
      <style:text-properties fo:color="#000000" style:font-name="Times" fo:font-size="10pt" style:text-underline-style="none" fo:font-weight="bold" style:font-size-asian="10pt" style:font-weight-asian="bold" style:font-name-complex="Times New Roman1" style:font-weight-complex="bold"/>
    </style:style>
    <style:style style:name="T14" style:family="text">
      <style:text-properties style:font-name="Times1" style:font-size-complex="10pt"/>
    </style:style>
    <style:style style:name="T15" style:family="text">
      <style:text-properties style:font-name="Times1" fo:font-size="10pt" style:font-size-asian="10pt" style:font-name-complex="Times2" style:font-size-complex="10pt"/>
    </style:style>
    <style:style style:name="T16" style:family="text">
      <style:text-properties style:font-name="Times" fo:font-size="10pt" style:font-size-asian="10pt" style:font-name-complex="Times2"/>
    </style:style>
    <style:style style:name="T17" style:family="text">
      <style:text-properties style:font-name="Times" fo:font-size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ndrey Zhilyakov</text:p>
      <text:p text:style-name="P3">3481 Kennedy Blvd Union City, New Jersey 07087</text:p>
      <text:p text:style-name="P3">Phone <text:s/>(212) 603-9624</text:p>
      <text:p text:style-name="P4">zhilyakov1986@gmail.com</text:p>
      <text:p text:style-name="P6">Objective:</text:p>
      <text:p text:style-name="P1"><text:span text:style-name="T1">To acquire a position of Software Developer that will enable me to fully utilize my programming and troubleshooting skills in a professional IT environment, which welcomes dedication, motivation and elimination of redundant work</text:span><text:span text:style-name="T2">.</text:span></text:p>
      <text:p text:style-name="P3">Authorized to work in the US for any employer</text:p>
      <text:p text:style-name="P7"/>
      <text:p text:style-name="P1"><text:span text:style-name="T3">Skills:</text:span><text:span text:style-name="T1"> </text:span></text:p>
      <text:p text:style-name="P5"><text:s text:c="16"/>Object Oriented Programming: <text:s/>C++, Python</text:p>
      <text:p text:style-name="P5"><text:tab/> <text:s/>Full stack web development (HTML/CSS/JavaScript) Back end: Django, Flask</text:p>
      <text:p text:style-name="P5"><text:tab/> <text:s/>Version control proficient using GIT</text:p>
      <text:p text:style-name="P5"><text:s text:c="16"/>Willing to obtain necessary skills fast, or relocate if necessary.</text:p>
      <text:p text:style-name="P5"><text:tab/> <text:s/>Good Understanding of OOP, SQL management and queries, web applications, <text:s/>excellent communication <text:tab/> <text:s/>and organizational skills. Ability to solve problem quickly and work independently.</text:p>
      <text:p text:style-name="P5"><text:s text:c="16"/>Working knowledge of bash, Windows Power shell, Vim, Linux CLI, MATLAB, Jupiter Notebooks.</text:p>
      <text:p text:style-name="P5"><text:tab/> <text:s text:c="10"/></text:p>
      <text:p text:style-name="P6">Work Experience:</text:p>
      <text:p text:style-name="P1"/>
      <text:p text:style-name="P2">AZM Productions inc.</text:p>
      <text:p text:style-name="P2">Python Developer <text:tab/><text:tab/><text:tab/><text:tab/><text:tab/><text:tab/><text:tab/><text:tab/>Union City, NJ. 07087</text:p>
      <text:p text:style-name="P2"><text:s/><text:tab/><text:tab/><text:tab/><text:tab/> <text:s text:c="54"/><text:tab/> <text:tab/><text:tab/>April 2013 - Present</text:p>
      <text:p text:style-name="P8"><text:span text:style-name="T16">•<text:tab/></text:span><text:span text:style-name="T9">Developed views and templates with Python and Django's view controller and templating language <text:tab/>to create a user-friendly website interface.</text:span></text:p>
      <text:p text:style-name="P10"><text:span text:style-name="T17">•</text:span><text:span text:style-name="T14"><text:tab/></text:span><text:span text:style-name="T17">Web scraping using beautifulsoup4.</text:span></text:p>
      <text:p text:style-name="P10"><text:span text:style-name="T17">•</text:span><text:span text:style-name="T14"><text:tab/></text:span><text:span text:style-name="T17">Wrote SQL Queries and implementing stored procedures, functions, </text:span></text:p>
      <text:p text:style-name="P8"><text:span text:style-name="T16">•<text:tab/></text:span><text:span text:style-name="T10">Wrote and executed various MYSQL database queries from python using Python-MySQL <text:tab/>connector and MySQL dB package</text:span><text:span text:style-name="T15"><text:tab/>.</text:span></text:p>
      <text:p text:style-name="P9">•<text:tab/>Performed data analysis using Pandas toolkit for python.</text:p>
      <text:p text:style-name="P9">•<text:tab/><text:span text:style-name="T12">Generating various capacity planning reports (graphical) using Python packages like Numpy, <text:s/><text:tab/>MatPlotLib, writing Jupiter Notebooks.</text:span></text:p>
      <text:p text:style-name="P9">•<text:tab/>Mentored and trained new employees, bringing them on board faster</text:p>
      <text:p text:style-name="P9"/>
      <text:p text:style-name="P15"/>
      <text:p text:style-name="P2">Matrix Dental Lab<text:tab/><text:tab/><text:tab/><text:tab/><text:tab/> <text:s text:c="13"/><text:tab/><text:tab/><text:tab/> Brooklyn, NY. 11223<text:tab/></text:p>
      <text:p text:style-name="P1"><text:span text:style-name="T5">Web Developer<text:tab/><text:tab/></text:span><text:span text:style-name="T2"><text:tab/><text:tab/><text:tab/> <text:s text:c="29"/><text:tab/><text:tab/>June 2008 - <text:s/>April 2013</text:span></text:p>
      <text:p text:style-name="P5"><text:s text:c="4"/></text:p>
      <text:p text:style-name="P8"><text:span text:style-name="T16">•<text:tab/>Web </text:span><text:span text:style-name="T11">Developer, designed and developed websites for various clients using html, css, and <text:tab/>JavaScript.</text:span></text:p>
      <text:p text:style-name="P9">•<text:tab/>Maintain and troubleshoot various software and hardware related computer problems</text:p>
      <text:p text:style-name="P9">•<text:tab/>Build and customize desktop computers</text:p>
      <text:p text:style-name="P9">•<text:tab/>Handle TCP/IP configuration systems for windows/Unix executing function of sys admin.</text:p>
      <text:p text:style-name="P9">•<text:tab/>Outsourcing parts of the projects overseas and controlling quality of resulted work. </text:p>
      <text:p text:style-name="P1"/>
      <text:p text:style-name="P7"/>
      <text:p text:style-name="P7"/>
      <text:p text:style-name="P7">Education:</text:p>
      <text:p text:style-name="Standard"><text:span text:style-name="T13">Khan Academy, EDX, </text:span><text:a xlink:type="simple" xlink:href="https://www.youtube.com/user/MIT" text:style-name="Internet_20_link" text:visited-style-name="Visited_20_Internet_20_Link"><text:span text:style-name="T6">MIT</text:span></text:a><text:a xlink:type="simple" xlink:href="https://www.youtube.com/user/MIT" text:style-name="Internet_20_link" text:visited-style-name="Visited_20_Internet_20_Link"><text:span text:style-name="T7"> </text:span></text:a><text:a xlink:type="simple" xlink:href="https://www.youtube.com/user/MIT" text:style-name="Internet_20_link" text:visited-style-name="Visited_20_Internet_20_Link"><text:span text:style-name="T6">OpenCourseWare</text:span></text:a><text:span text:style-name="T7"> <text:tab/><text:tab/><text:tab/><text:tab/><text:tab/><text:tab/>P</text:span><text:span text:style-name="T8">resent</text:span></text:p>
      <text:p text:style-name="P1"><text:span text:style-name="T1">NYC College of Technology <text:s text:c="73"/><text:tab/></text:span><text:span text:style-name="T4">August 2008 – June 2010</text:span></text:p>
      <text:p text:style-name="P5">Bachelor Degree in Computer Engineering Technology</text:p>
      <text:p text:style-name="P5">Graduated with Honors (Cum Laude)</text:p>
      <text:p text:style-name="P5">GPA 3.4, Dean’s List Fall 2009, Spring 2010</text:p>
      <text:p text:style-name="P1"/>
      <text:p text:style-name="P5">Orenburg State University</text:p>
      <text:p text:style-name="P1"><text:span text:style-name="T1">Industrial Electronics<text:tab/><text:tab/><text:tab/><text:tab/><text:tab/><text:tab/><text:tab/></text:span><text:span text:style-name="T4">September 2003 – June 2007</text:span></text:p>
      <text:p text:style-name="P1">Master Degre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venir Next" svg:font-family="'Avenir Next', Arial, Roboto, Noto, sans-serif"/>
    <style:font-face style:name="OpenSymbol" svg:font-family="OpenSymbol"/>
    <style:font-face style:name="Times1" svg:font-family="Times" style:font-family-generic="roman" style:font-pitch="variable"/>
    <style:font-face style:name="Times" svg:font-family="Times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6252in" fo:margin-left="1in" fo:margin-right="1in" style:writing-mode="lr-tb" style:layout-grid-color="#c0c0c0" style:layout-grid-lines="24447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Zhilyakov</meta:initial-creator>
    <dc:date>2018-01-13T18:36:03</dc:date>
    <dc:creator>Irina  Tyanikova</dc:creator>
    <meta:generator>OpenOffice/4.1.3$Unix OpenOffice.org_project/413m1$Build-9783</meta:generator>
    <meta:editing-duration>PT2H30M9S</meta:editing-duration>
    <meta:editing-cycles>6</meta:editing-cycles>
    <meta:document-statistic meta:table-count="0" meta:image-count="0" meta:object-count="0" meta:page-count="1" meta:paragraph-count="43" meta:word-count="343" meta:character-count="2680"/>
  </office:meta>
</office:document-meta>
</file>